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ctron build notes</text:p>
      <text:list xml:id="list1378147144993549926" text:style-name="L1">
        <text:list-item>
          <text:p text:style-name="P3">.\node_modules\.bin\electron-rebuild –force</text:p>
          <text:list>
            <text:list-item>
              <text:p text:style-name="P3">used when packages can't be found</text:p>
            </text:list-item>
          </text:list>
        </text:list-item>
      </text:list>
      <text:list xml:id="list4939776980146788593" text:style-name="L2">
        <text:list-item>
          <text:p text:style-name="P4">npm install require &lt;-- enables http requests</text:p>
        </text:list-item>
        <text:list-item>
          <text:p text:style-name="P4">npm install keytar</text:p>
        </text:list-item>
      </text:list>
      <text:p text:style-name="P2"/>
      <text:p text:style-name="P2">Instructions on creating an executable</text:p>
      <text:p text:style-name="P2">https://www.christianengvall.se/electron-packager-tutori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3S</meta:editing-duration>
    <meta:editing-cycles>5</meta:editing-cycles>
    <meta:generator>OpenOffice/4.1.5$Win32 OpenOffice.org_project/415m1$Build-9789</meta:generator>
    <dc:date>2019-01-07T22:01:20.45</dc:date>
    <meta:document-statistic meta:table-count="0" meta:image-count="0" meta:object-count="0" meta:page-count="1" meta:paragraph-count="7" meta:word-count="31" meta:character-count="260"/>
    <meta:user-defined meta:name="Info 1"/>
    <meta:user-defined meta:name="Info 2"/>
    <meta:user-defined meta:name="Info 3"/>
    <meta:user-defined meta:name="Info 4"/>
  </office:meta>
</office:document-meta>
</file>